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T1"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dy w 1999 roku wychodziła powieść “Battle Royale” autorstwa Koshuna Takamiego, raczej nikt się nie spodziewał, że w przyszłości zainspiruje ona innych twórców do tworzenia całych gier na podstawie tak prostego, a jednak skutecznego pomysłu. Tak jak nie sądzę, by ktokolwiek stojący za PUBG spodziewał się popularności, jaką ta gra zyska.</text:p>
      <text:p text:style-name="P1"/>
      <text:p text:style-name="P1">W trakcie pisania tej recenzji w pubgu siedzi aktualnie 402 000 graczy, a przez ostatnie 24 godziny było ich ponad 2,5 mln. To są niewyobrażalne liczby, szczególnie dla gry, która tak naprawdę oferuje 1 tryb gry i 2 mapy. A jednak jej popularność na razie nie spada, a wręcz wzrasta. Ale czym w ogóle jest PUBG?</text:p>
      <text:p text:style-name="P1"/>
      <text:p text:style-name="P1">PlayerUnknown's Battlegrounds, gdyż to jest właśnie pełna nazwa, jest tworem Brendana Greene’a, czy też, jak jest szerzej znany, PlayerUnknowna. Brendan zaczynał od tworzenia moda do DayZ, które samo w sobie było modem Army. Dla tych, którzy nie wiedzą, Arma 2 jest symulatorem wojennym, natomiast DayZ jako mod skupiało się na przeżyciu w trakcie apokalipsy zombie. Musieliśmy kontrolować głód, pragnienie, sprzęt, a także unikać zombie jak i innych, agresywnych graczy. Z tego zaś narodził się pierwszy mod BattleRoyale, czyli przetrwanie najsilniejszego.</text:p>
      <text:p text:style-name="P1"/>
      <text:p text:style-name="P1">Ale czym w ogóle jest to całe Battle Royale, na czym to polega i o co w tym chodzi? Sama powieść “Battle Royale” ma miejsce w faszystowskiej Japonii, której historia zmieniła się po II wojnie światowej. Rząd kontroluje dosłownie wszystko i na jego czele stoi bliżej nieokreślony dyktator. Zgodnie z zarządzeniem rządowym, istnieje program o nazwie “Bojowy eksperyment numer 68”, gdzie 50 losowo wybranych uczniów trzecich klas liceum zostaje wysłanych na odosobnione ziemie i dostają rozkaz wymordowania się, aż przeżyje tylko jeden człowiek z każdej klasy.</text:p>
      <text:p text:style-name="P1"/>
      <text:p text:style-name="P1">I tak też w sumie wygląda PUBG. Stu zawodników, różnych ras i płci, zostaje zebranych na odosobnionym terenie, jak na razie wyspie albo pustyni, i mordują się, aż zostanie tylko jeden. Lub, gdy wybierzemy tryb drużynowy, aż zostanie jedna drużyna. Całe nasze starania zostają udekorowane kurczakiem. Nie ma żadnej fabuły, celu czy też jakichkolwiek wskazówek. Po prostu mamy się zabijać, aż zostanie/ą najsilniejszy/si. I to działa.</text:p>
      <text:p text:style-name="P1"/>
      <text:p text:style-name="P1">Ale jak to wszystko wygląda krok po kroku? Na samym początku rundy znajdujemy się na malutkim terenie położonym blisko głównej mapy. Mamy tu możliwość wypróbowania broni, którą znajdziemy na głównej mapie, zobaczenia różnych elementów, które będą się składać na nasze otoczenie, czy też posłuchania krzyków innych graczy (w PUBG są otwarte mikrofony, czyli jeżeli gracz ma włączony mikrofon, to wszyscy gracze dookoła będą go słyszeć). Potem, gdy cała setka się załaduje, trafiamy na pokład samolotu, który zabiera nas na główną mapę. Ciekawym aspektem startu jest to, iż samolot zawsze przyleci z innego punktu, więc nie wiadomo, nad którymi miejscami będziemy lecieć, dopóki już nie znajdziemy się nad mapą. Po wybraniu punktu zrzutu lecimy, otwieramy spadochron i… zaczynamy zbieractwo. Jeżeli wybraliśmy bardziej odosobnione miejsce, możemy trochę się odprężyć i pozwolić sobie na spokojnie przeszukanie punktu, w którym wylądowaliśmy. Zazwyczaj takie punkty mają jednak gorsze przedmioty, przez co startujemy łatwiej, ale jednak ze słabszym sprzętem. Przeciwieństwem takich miejsc są miasta, bazy czy też domostwa. Można się w nich spodziewać lepszych broni, hełmów, kamizelek, ale też tego, że dookoła nas będzie co najmniej 10 kolejnych graczy, którzy też chcą je zdobyć. Nie możemy też sobie pozwolić na zbyt długie ociąganie się, gdyż po pewnym czasie pojawi się zona. Zona to jedyna rzecz, która zmusza graczy do ruszenia się, zamiast pozwolić im czekać w nieskończoność w jednym punkcie. Działa ona na bardzo prostej zasadzie. W losowym miejscu na mapie pojawi się bezpieczna strefa, która będzie oznaczona kołem. Naszym zadaniem jest dostać sie do niej przed zoną, gdyż znajdowanie się w jej strefie powoduje otrzymywanie obrażeń. Oczywiście, w trakcie podróży musimy też uważać na innych graczy. Gdy dotrzemy do bezpiecznej strefy, możemy się przyczaić i zaczekać na spóźnialskich, by zwiększyć im liczbę dziur w organizmie za pomocą naboi. Ale nie możemy tak siedzieć w nieskończoność, gdyż po upływie kolejnych kilku minut bezpieczna strefa się zmniejsza, a zona rusza dalej. I tak w kółko, strefa będzie się zmniejszać, aż zostanie/zostaną tylko wygrany/ni.</text:p>
      <text:p text:style-name="P1"/>
      <text:p text:style-name="P1">Tym, co ułatwi nam wygranie meczy, będą oczywiście bronie, ale też wcześniej już wspomniane hełmy i kamizelki oraz pojazdy. Z broni, oczywiście tych, które uda nam się znaleźć, możemy wybierać w strzelbach, pistoletach maszynowych, zwykłych pistoletach, karabinach szturmowych oraz karabinach snajperskich. Oczywiście, do każdego rodzaju broni będzie inny typ amunicji, który też musimy sami sobie znaleźć i się w niego zaopatrzyć. Poza amunicją możemy też znaleźć różne dodatki, takie jak lunety czy uchwyty, które zwiększą możliwości naszych broni. Oczywiście, tu też będziemy musieli dostosować dodatek do naszej pukawki.</text:p>
      <text:p text:style-name="P1"/>
      <text:p text:style-name="P1">Kolejnymi przedmiotami są hełmy i kamizelki. Co prawda można też znaleźć różne ubrania, ale nie mają one wpływu na nic, są tylko kosmetyczne. Ale już kamizelka, która choć brzydka, pozwoli ci przeżyć strzał ze strzelby z bliska prosto w klatkę piersiową, już czysto kosmetyczna nie jest. Zarówno one, jak i hełmy dzielą się na 3 stopnie. Te 1 stopnia mają najmniejsze statystyki obrony, te 3 największe. Nie ma w tym nic zaskakującego, ale należy pamiętać, że wraz z obrażeniami, jakie zablokują, spada ich funkcjonalność, czyli siła, z jaką nas będą bronić. Dlatego warto zwracać na to uwagę, gdyż nasza kamizelka 3 stopnia będzie po bojach słabsza niż świeżo znaleziona 1 stopnia.</text:p>
      <text:p text:style-name="P1"/>
      <text:p text:style-name="P1">Kolejną rzeczą będą zarówno pojazdy, jak i różne środki lecznicze. Nie pomogą nam one kogoś zabić (no chyba że kogoś przejedziemy, ale nie jest to takie proste) ale zdecydowanie są nam potrzebne. Bez bandaży i apteczek nie mamy nawet co liczyć na wygraną w późniejszych etapach gry, a bez pojazdu będziemy mieć bardzo utrudnione nadążanie za bezpieczną strefą, aby nie otrzymać obrażeń od zony.</text:p>
      <text:p text:style-name="P1"/>
      <text:p text:style-name="P1">I w sumie tyle, moi drodzy. Lądujemy, biegniemy i zabijamy, by wygrać kurczaka na koniec. Czy PUBG jest grą wartą polecenia? Jak najbardziej, bo jednak wprowadza lekki powiew świeżości do całego gatunku fpsów. Ale trzeba też być przygotowanym na jednak nietypowy model całej rozgrywki, który nie wszystkim może przypasować. Ja osobiście w pubgu dostaje białej gorączki, grając samemu, ale gdy już mogę zagrać z kimś, zabawa staje się prawdziwą przyjemnością.</text:p>
      <text:p text:style-name="P1"/>
      <text:p text:style-name="P1"><text:a xlink:type="simple" xlink:href="https://d1wfiv6sf8d64f.cloudfront.net/static/pc/img/visual_main.jpg" text:style-name="Internet_20_link" text:visited-style-name="Visited_20_Internet_20_Link"><text:span text:style-name="T1">grafika 1</text:span></text:a> - <text:a xlink:type="simple" xlink:href="https://playbattlegrounds.com/main.pu" text:style-name="Internet_20_link" text:visited-style-name="Visited_20_Internet_20_Link"><text:span text:style-name="T1">źródło</text:span></text:a></text:p>
      <text:p text:style-name="P1"><text:a xlink:type="simple" xlink:href="https://metrouk2.files.wordpress.com/2017/12/16797806_1780946225562627_2146989051824311014_o-85aaf5987250cc77e3ab7e38724975b8_temp.jpg?w=748&amp;h=420&amp;crop=1" text:style-name="Internet_20_link" text:visited-style-name="Visited_20_Internet_20_Link"><text:span text:style-name="T1">grafika 2</text:span></text:a> - <text:a xlink:type="simple" xlink:href="http://metro.co.uk/2018/01/25/pubg-xbox-one-hits-4-million-players-offers-free-loot-boxes-celebrate-7261360/" text:style-name="Internet_20_link" text:visited-style-name="Visited_20_Internet_20_Link"><text:span text:style-name="T1">źródł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2" meta:word-count="1006" meta:character-count="6562" meta:non-whitespace-character-count="5568"/>
    <meta:generator>LibreOfficeDev/5.1.0.3$Linux_X86_64 LibreOffice_project/</meta:generator>
  </office:meta>
</office:document-meta>
</file>